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fo:language="pt" fo:country="PT" officeooo:rsid="001398db" officeooo:paragraph-rsid="001398db"/>
    </style:style>
    <style:style style:name="P2" style:family="paragraph" style:parent-style-name="Standard">
      <style:paragraph-properties fo:line-height="150%"/>
      <style:text-properties fo:language="pt" fo:country="PT" officeooo:rsid="001398db" officeooo:paragraph-rsid="001d7318"/>
    </style:style>
    <style:style style:name="P3" style:family="paragraph" style:parent-style-name="Standard">
      <style:paragraph-properties fo:line-height="150%"/>
      <style:text-properties fo:language="pt" fo:country="PT" officeooo:rsid="001398db" officeooo:paragraph-rsid="00253bf5"/>
    </style:style>
    <style:style style:name="P4" style:family="paragraph" style:parent-style-name="Standard">
      <style:paragraph-properties fo:line-height="150%"/>
      <style:text-properties fo:language="pt" fo:country="PT" officeooo:rsid="001398db" officeooo:paragraph-rsid="002ad3b6"/>
    </style:style>
    <style:style style:name="P5" style:family="paragraph" style:parent-style-name="Standard">
      <style:paragraph-properties fo:line-height="150%"/>
      <style:text-properties fo:language="pt" fo:country="PT" officeooo:rsid="001398db" officeooo:paragraph-rsid="002e5ea9"/>
    </style:style>
    <style:style style:name="P6" style:family="paragraph" style:parent-style-name="Standard">
      <style:paragraph-properties fo:line-height="150%"/>
      <style:text-properties fo:language="pt" fo:country="PT"/>
    </style:style>
    <style:style style:name="P7" style:family="paragraph" style:parent-style-name="Standard">
      <style:paragraph-properties fo:line-height="150%"/>
      <style:text-properties fo:language="pt" fo:country="PT" officeooo:paragraph-rsid="001398db"/>
    </style:style>
    <style:style style:name="P8" style:family="paragraph" style:parent-style-name="Standard">
      <style:paragraph-properties fo:line-height="150%"/>
      <style:text-properties fo:language="pt" fo:country="PT" officeooo:paragraph-rsid="0020f8de"/>
    </style:style>
    <style:style style:name="P9" style:family="paragraph" style:parent-style-name="Standard">
      <style:paragraph-properties fo:line-height="150%"/>
      <style:text-properties fo:language="pt" fo:country="PT" officeooo:paragraph-rsid="00259dc8"/>
    </style:style>
    <style:style style:name="P10" style:family="paragraph" style:parent-style-name="Standard">
      <style:paragraph-properties fo:line-height="150%"/>
      <style:text-properties fo:language="pt" fo:country="PT" officeooo:paragraph-rsid="002730d3"/>
    </style:style>
    <style:style style:name="P11" style:family="paragraph" style:parent-style-name="Standard">
      <style:paragraph-properties fo:line-height="150%"/>
      <style:text-properties fo:language="pt" fo:country="PT" officeooo:paragraph-rsid="002ad3b6"/>
    </style:style>
    <style:style style:name="P12" style:family="paragraph" style:parent-style-name="Standard">
      <style:paragraph-properties fo:line-height="150%"/>
      <style:text-properties fo:language="pt" fo:country="PT" officeooo:paragraph-rsid="002f1131"/>
    </style:style>
    <style:style style:name="P13" style:family="paragraph" style:parent-style-name="Standard">
      <style:paragraph-properties fo:line-height="150%" fo:text-align="center" style:justify-single-word="false"/>
      <style:text-properties officeooo:rsid="001398db" officeooo:paragraph-rsid="001398db"/>
    </style:style>
    <style:style style:name="P14" style:family="paragraph" style:parent-style-name="Standard">
      <style:paragraph-properties fo:line-height="150%"/>
      <style:text-properties officeooo:rsid="001398db" officeooo:paragraph-rsid="001398db"/>
    </style:style>
    <style:style style:name="P15" style:family="paragraph" style:parent-style-name="Standard">
      <style:paragraph-properties fo:line-height="150%"/>
      <style:text-properties officeooo:paragraph-rsid="001398db"/>
    </style:style>
    <style:style style:name="P16" style:family="paragraph" style:parent-style-name="Standard">
      <style:paragraph-properties fo:line-height="150%"/>
      <style:text-properties officeooo:paragraph-rsid="001d7318"/>
    </style:style>
    <style:style style:name="T1" style:family="text">
      <style:text-properties officeooo:rsid="0013f91c"/>
    </style:style>
    <style:style style:name="T2" style:family="text">
      <style:text-properties fo:language="pt" fo:country="PT"/>
    </style:style>
    <style:style style:name="T3" style:family="text">
      <style:text-properties fo:language="pt" fo:country="PT" officeooo:rsid="001398db"/>
    </style:style>
    <style:style style:name="T4" style:family="text">
      <style:text-properties fo:language="pt" fo:country="PT" officeooo:rsid="001d7318"/>
    </style:style>
    <style:style style:name="T5" style:family="text">
      <style:text-properties officeooo:rsid="001d7318"/>
    </style:style>
    <style:style style:name="T6" style:family="text">
      <style:text-properties officeooo:rsid="0020f8de"/>
    </style:style>
    <style:style style:name="T7" style:family="text">
      <style:text-properties officeooo:rsid="00253bf5"/>
    </style:style>
    <style:style style:name="T8" style:family="text">
      <style:text-properties officeooo:rsid="00259dc8"/>
    </style:style>
    <style:style style:name="T9" style:family="text">
      <style:text-properties officeooo:rsid="002e5ea9"/>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ternals of the RT Patch</text:p>
      <text:p text:style-name="P14"/>
      <text:p text:style-name="P14">Abstract</text:p>
      <text:p text:style-name="P14"/>
      <text:p text:style-name="P1"><text:bookmark text:name="result_box"/>Ao longo dos últimos anos, Ingo Molnar e outros têm trabalhou diligentemente para transformar o kernel do Linux em uma plataforma Real-Time viável. Este trabalho é mantido em um patch que é realizado na página do Ingo do site da Red Hat e é referido neste documento como o patch RT. À medida que o patch RT está atingindo a maturidade, e lentamente deslizando para o kernel a montante, este documento leva você a as profundidades do patch RT e explica exatamente o que está acontecendo. Ele explica a herança prioritária, a conversão das rotinas de serviço de interrupção em threads e transformando spin_locks em mutexes e por isso tudo isso importa. Este artigo é direcionado para desenvolvedores de kernel que, eventualmente, precisam entender conceitos em tempo real (RT) e ajudá-los a lidar com mudanças de projeto e desenvolvimento, já que o kernel do mainline se dirige para um sistema operacional em tempo real completo (RTOS). Este documento oferecerá alguns conselhos para ajudá-los a evitar armadilhas que podem vir quando o kernel do mainline se aproxima de um RTOS real.</text:p>
      <text:p text:style-name="P14"/>
      <text:p text:style-name="P1"><text:bookmark text:name="result_box1"/>O patch RT não só foi benéfico para aqueles na indústria em tempo real, mas muitas melhorias para o kernel mainline saíram do patch RT. Algumas dessas melhorias variam de condições de corrida <text:span text:style-name="T1">q</text:span>ue foram consertas à reimplementação de grandes infra-estruturas. <text:s/>O limpador do kernel do mainline é, mais fácil é convertê-lo em um RTOS. Quando uma mudança é feita para o patch RT que também é benéfico para o kernel principal, essas alterações são enviadas como patches para serem incorporadas no mainline.</text:p>
      <text:p text:style-name="P1"/>
      <text:p text:style-name="P1"><text:bookmark text:name="result_box2"/>1 O objetivo de um sistema operacional em tempo real</text:p>
      <text:p text:style-name="P1"/>
      <text:p text:style-name="P1"><text:bookmark text:name="result_box3"/>O objetivo de um sistema operacional em tempo real é criar um ambiente previsível e determinista. O principal objetivo é não aumentar a velocidade do sistema ou diminuir a latência entre uma ação e resposta, embora ambos aumentem a qualidade de um sistema operacional em tempo real. O objetivo principal é eliminar "surpresas". Um sistema em tempo real dá controle ao usuário, de modo que eles possam desenvolver um sistema no qual eles possam calcular as ações do sistema sob qualquer carga com resultados deterministas. O aumento do desempenho e a redução das latências ajudam a este respeito, mas são apenas o comportamento segundo a determinista. Um equívoco comum é que um RTOS irá melhorar o rendimento e o desempenho geral. Um RTOS de <text:soft-page-break/>qualidade ainda mantém um bom desempenho, mas um RTOS se sacrificará por colocar para previsibilidade.</text:p>
      <text:p text:style-name="P1"/>
      <text:p text:style-name="P15"><text:bookmark text:name="result_box4"/><text:span text:style-name="T3">Para ilustrar este conceito, vamos dar uma olhada em um algoritmo hipotético que, em um sistema operacional não real, pode completar algum cálculo em 250 microssegundos em média. Um RTOS na mesma máquina pode levar 300 microssegundos para o mesmo cálculo. A diferença é que um RTOS pode garantir que o pior caso de tempo para completar o cálculo é conhecido em avançado, e o tempo para completar o cálculo não vai além desse limite. 2 O não-RTOS não pode garantir um limite máximo de tempo limite para completar esse algoritmo. O não-RTOS pode realizá-lo em 250 microssegundos 99,9% do tempo, mas 0,1% do tempo, pode demorar 2 milésimos de segundo para completar. Isso é totalmente inaceitável para um RTOS e pode resultar em falha no sistema. Por exemplo, esse cálculo pode determinar se um driver de dispositivo precisa ativar algum gatilho que deve ser configurado em 340 microssegundos ou a máquina será bloqueada. Então, vemos que um não-RTOS pode ter uma média melhor <text:s/></text:span><text:bookmark text:name="result_box5"/><text:span text:style-name="T2">desempenho que um RTOS, mas um RTOS garante cumprir seus prazos de execução.<text:line-break/>O acima mostra um requisito de limite superior para completar um cálculo. Um RTOS também deve implementar o requisito de tempo de resposta. Por exemplo, um sistema pode ter que reagir a um evento assíncrono. O evento pode ser causado por um estímulo externo (atingindo um grande botão vermelho) ou algo que vem do interior do sistema (uma interrupção do temporizador). Um RTOS pode garantir um tempo máximo de resposta desde o momento em que ocorre o estimulante até o momento em que ocorre a reação.<text:line-break/><text:line-break/>1.1 Latências<text:line-break/>O tempo entre um evento é esperado e o tempo que ele realmente faz é chamado latência. O evento pode ser um estímulo externo que quer uma resposta, ou um tópico que acabou de acordar e que precisa ser agendado. O seguinte é os diferentes tipos e causas de latências e esses termos serão usados ​​mais tarde neste artigo.<text:line-break/><text:line-break/>• Latência de interrupção - O tempo entre um disparo de interrupção e quando ele realmente é reparado.<text:line-break/><text:line-break/>• Latência de ativação - O tempo entre a tarefa de prioridade mais alta sendo despertado eo tempo que ele realmente começa a ser executado. Isso também pode ser chamado de Latência de Agendamento.<text:line-break/><text:line-break/></text:span><text:soft-page-break/><text:span text:style-name="T2">• Inversão de prioridade - O tempo em que uma thread de alta prioridade deve aguardar um recurso de propriedade de um segmento de prioridade mais baixa.<text:line-break/><text:line-break/>• Inversão de interrupção - O tempo em que uma thread de alta prioridade deve aguardar uma interrupção para executar uma tarefa que seja de menor prioridade.</text:span></text:p>
      <text:p text:style-name="P7"/>
      <text:p text:style-name="P7"><text:bookmark text:name="result_box6"/>A latência de interrupção é a mais fácil de medir, uma vez que corresponde às interrupções de tempo desativadas. Claro, há também o tempo que leva para chegar à rotina de serviço real, mas geralmente é um valor constante. 3 A duração entre a vigília de um processo de alta prioridade e o funcionamento em curso também é uma latência. Isso às vezes inclui latência de interrupção, uma vez que o despertar de um processo geralmente é devido a algum evento externo.</text:p>
      <text:p text:style-name="P7"/>
      <text:p text:style-name="P7"><text:bookmark text:name="result_box7"/>A inversão de <text:span text:style-name="T9">prioridade</text:span> não é uma latência, mas o efeito da inversão de prioridade causa latência. A quantidade de tempo que um thread deve aguardar em um segmento de prioridade mais baixa é o la-<text:line-break/>tenacidade devido à inversão de prioridade. A inversão de prioridade não pode ser prevenida, mas um RTOS deve evitar a inversão de prioridade ilimitada. Existem vários métodos para abordar a inversão de prioridade ilimitada, e a Seção 6 explica o método usado pelo patch RT. A inversão de interrupção é um tipo de inversão de prioridade onde um segmento aguarda um manipulador de interrupção que administra uma tarefa de prioridade mais baixa. O que torna isso único, é que um segmento está aguardando um contexto de interrupção que não pode ser antecipado, ao contrário de um tópico que pode ser antecipado e agendado. A Seção 2 explica como as interrupções threadadas abordam esse problema.</text:p>
      <text:p text:style-name="P7"/>
      <text:p text:style-name="P7"><text:bookmark text:name="result_box8"/>2 <text:span text:style-name="T9">Threads para as interrupções</text:span><text:line-break/>Conforme mencionado na Seção 1.1, uma das causas de latência envolve interrupções no atendimento de tarefas de menor prioridade. Uma tarefa de alta prioridade não deve ser muito afetada por uma tarefa de baixa prioridade, por exemplo, fazendo o disco rígido IO. Com o processamento de interrupção normal no kernel da linha principal, a manutenção de dispositivos como interrupções do disco rígido pode causar grandes latências para todas as tarefas. O patch RT usa rotinas de serviço de interrupção threadada para resolver esse problema.<text:line-break/><text:line-break/>Quando um driver de dispositivo solicita um IRQ, um segmento é criado para atender a esta linha de interrupção. 4 Apenas um segmento pode ser criado por linha de interrupção. As interrupções compartilhadas ainda são manipuladas por um único tópico. O tópico basicamente executa o <text:soft-page-break/>seguinte:<text:line-break/><text:line-break/>enquanto (! kthread_should_stop ()) {<text:line-break/>set_current_state<text:line-break/>(TASK_INTERRUPTIBLE);<text:line-break/>do_hardirq (desc);<text:line-break/>cond_resched ();<text:line-break/>cronograma();<text:line-break/>}<text:line-break/>Aqui está o fluxo que ocorre quando uma interrupção é acionada:<text:line-break/><text:line-break/>A função de arquitetura do_IRQ () 5 chama um dos seguintes manipuladores de chips:</text:p>
      <text:p text:style-name="P14"/>
      <text:p text:style-name="P5">Cada um deles define a bandeira de status do IRQ descritivo IRQ_INPROGRESS e, em seguida, chama redirect_hardirq (). </text:p>
      <text:p text:style-name="P5"/>
      <text:p text:style-name="P5">redirect_hardirq () verifica se as interrupções roscadas estão habilitadas e se o IRQ atual é enfocado (o sinalizador IRQ IRQ_NODELAY não está configurado) então o thread associado (do_irqd) é despertado. A linha de interrupção está mascarada e a interrupção sai. A causa da interrupção ainda não foi manuseada, mas desde que a linha de interrupção foi mascarada, essa interrupção não irá disparar novamente.<text:line-break/>Quando o segmento de interrupção está agendado, ele irá lidar com a interrupção, limpar o sinalizador de status do IRQ_INPROGRESS e desmascarar a linha de interrupção. O tempo de latência de inversão de prioridade de interrupção é apenas o tempo decorrido do disparo da interrupção, o mascaramento da linha de interrupção, o despertar do segmento de interrupção e o retorno ao código interrompido, que leva um sistema de computador moderno alguns microsegundos. Com o patch RT, uma thread pode receber uma prioridade maior do que uma thread de interrupção do manipulador de dispositivo, então, quando o dispositivo dispara uma interrupção, a latência de inversão de prioridade de interrupção é apenas o mascaramento da linha de interrupção e o despertar do segmento de interrupção que irá lidar com isso interromper. Uma vez que o thread de alta prioridade pode ser de maior prioridade do que o segmento de interrupção, o segmento de alta prioridade não precisará aguardar o manipulador do dispositivo que causou essa interrupção.</text:p>
      <text:p text:style-name="P1"/>
      <text:p text:style-name="P1"><text:bookmark text:name="result_box10"/>2.1 IRQ rígidos que ficam difíceis<text:line-break/><text:line-break/><text:soft-page-break/>É importante notar que existem casos em que uma rotina de serviço de interrupção não é convertida em um segmento. O exemplo mais notável disso é a interrupção do temporizador. A interrupção do temporizador é manipulada no verdadeiro contexto de interrupção e não é atendida por um segmento. Isso faz sentido, pois a interrupção do temporizador controla o desencadeamento de eventos de tempo, como, por exemplo, o agendamento da maioria dos segmentos. Um dispositivo também pode especificar que o manipulador de interrupção deve ser uma verdadeira interrupção, definindo o sinalizador do descritor de interrupção</text:p>
      <text:p text:style-name="P14"/>
      <text:p text:style-name="P2"><text:bookmark text:name="result_box11"/>RQ_NODELAY. Isso forçará o manipulador de interrupção para executar em contexto de interrupção e não como um segmento. Além disso observe que uma interrupção IRQ_NODELAY não pode ser compartilhada com manipuladores de interrupção roscados. A única vez que IRQ_NODELAY deve ser usado se o manipulador não muito pouco e não pega nenhum spin_locks. Se o <text:span text:style-name="T5">manipulador </text:span>adquire spin_locks, ele irá travar o sistema na íntegra Modo CONFIG_PREEMPT_RT. 6 Recomenda-se nunca usar a bandeira IRQ_NODELAY a menos que você entenda completamente o patch RT. O patch RT aproveita o fato de que os manipuladores de interrupção são executados como threads, e permite o código que é usado por interrupção manipuladores, que normalmente nunca agendam <text:span text:style-name="T5">o escalonador.</text:span><text:line-break/></text:p>
      <text:p text:style-name="P2">2.2 Soft IRQs<text:line-break/>Não só as interrupções duras funcionam como threads, mas todas suaves Os IRQs também fazem. No kernel mainline atual, Os IRQS macios são normalmente tratados na saída de um hard in-<text:line-break/>falhar. Eles podem acontecer sempre que interrompe e suave Os IRQs estão habilitados. Às vezes, quando um grande número de As IRQs macias precisam ser tratadas, elas são empurradas para<text:line-break/>o thread ksoftirqd para completá-los. Mas um suave O manipulador IRQ não pode assumir que ele será executado em um Contexto enfocado. No patch RT, as IRQs macias são manipuladas somente<text:line-break/>um fio. Além disso, eles estão divididos entre vários tópicos. Cada IRQ suave tem seu próprio segmento para lidar com eles. Desta forma, o administrador do sistema pode controlar a prioridade de threads individuais IRQ macios. Aqui está um instantâneo de soft IRQ e hard IRQ threads,<text:line-break/>usando ps -eo pid, pri, rtprio, cmd.</text:p>
      <text:p text:style-name="P2"/>
      <text:p text:style-name="P16"><text:span text:style-name="T4">3</text:span><text:bookmark text:name="result_box13"/><text:bookmark text:name="gt-res-dir-ctr"/><text:span text:style-name="T4"> </text:span><text:span text:style-name="T2">Preempção de Kernel<text:line-break/>Uma seção crítica no kernel é uma série de operações que devem ser realizadas atômica. Se um segmento acessa uma seção crítica enquanto outro segmento está acessando, os dados podem estar corrompidos ou o sistema pode tornar-se instável. Portanto, as seções críticas que não podem ser realizadas atômica pelo hardware, devem fornecer exclusão mútua a essas áreas. A exclusão mútua </text:span><text:soft-page-break/><text:span text:style-name="T2">em uma seção crítica pode ser implementada em um sistema uniprocessador (UP), simplesmente impedindo que o segmento que acessa a seção seja agendado (desativar a preempção). Em um sistema multiprocessador simétrico (SMP), a desativação da preempção não é suficiente. Um thread em outra CPU pode acessar a seção crítica. Nos sistemas SMP, as seções críticas também são protegidas com bloqueios. Um sistema SMP impede o acesso simultâneo a uma seção crítica, cercando-o com spin_locks. Se uma CPU tiver um segmento acessando uma seção crítica quando o segmento de outra CPU quiser acessar essa mesma seção crítica, o segundo segmento executará um loop ocupado (giro) até o segmento anterior deixar essa seção crítica. Um kernel de preferência também deve proteger essas mesmas seções críticas de um segmento acessando a seção antes que uma outra thread a tenha deixado. A pré-emissão deve ser desativada enquanto um segmento está acessando uma seção crítica, caso contrário, outra thread pode ser agendada e acessar essa mesma seção crítica.</text:span></text:p>
      <text:p text:style-name="P12"><text:bookmark text:name="result_box14"/><text:span text:style-name="T5">O Linux, antes do kernel 2.5, era um não-preemptivo kernel. Isso significa que sempre que um segmento estava em execução no contexto do kernel (um aplicativo de usuário que faz um sistema<text:line-break/>chamada) esse tópico não seria agendado a menos que oferecido para agendar (chama a função do agendador). No desenvolvimento do núcleo 2.5, Robert Love inPredribuição da semente troduzida Robert Love percebeu que as secções críticas que são protegidas por spin_locks Para sistemas SMP, também são as mesmas seções que devem seja protegido da preempção. O amor modificou o ker-<text:line-break/>nel para permitir a preempção mesmo quando um segmento está no kernel contexto. O amor usou o spin_locks para marcar o crítico seções que devem desativar a preempção. </text:span></text:p>
      <text:p text:style-name="P12"><text:span text:style-name="T5">O kernel do Linux 2.6 possui uma opção para habilitar o kernel préempunção. A preempção de Kernel melhorou o tempo de reação e latências baixas. Embora a preempção do núcleo tenha trouxe Linux um passo mais perto de um RTOS, Love's imA suplementação contém um grande estrangulamento. Um alto pré-<text:line-break/>O processo ainda deve aguardar um processo de menor prioridade enquanto está em uma seção crítica, mesmo que o mesmo alto O processo prioritário não precisou acessar essa seção. </text:span><text:bookmark text:name="result_box15"/>o uso de spin_locks aninhados e grandes seções sendo protegidos por eles, as latências causadas por spin_locks torne-se um grande problema para um RTOS. Para resolver isso, o O patch RT converte a maioria dos spin_locks em um mutex (sleep- bloqueio).<text:line-break/>Ao converter spin_locks em mutexes, o patch RT também permite preempção dentro dessas seções críticas. Se um tópico tentar acessar uma seção crítica enquanto outro thread está acessando, agora será agendado para fora e durma até que o mutex que proteja a seção crítica seja re-alugado.<text:line-break/>Quando o kernel está configurado para dormir spin_locks, manipuladores de interrupção também devem ser convertidos para threads, pois os manipuladores de interrupção também usam spin_locks.<text:line-break/>Dormir spin_locks não são compatíveis com não- interrupções roscadas, uma vez que apenas uma <text:soft-page-break/>interrupção roscada pode cronograma. Se um manipulador de interrupção do dispositivo usa um spin_lock e também define a bandeira de interrupção IRQ_NODELAY, o sistema- O problema irá bloquear se o manipulador de interrupção tentar adquirir o spin_lock quando já está sendo tomada.<text:line-break/>Alguns spin_locks no kernel RT devem permanecer ocupados loop, e não ser convertido em um spin_lock dormindo. Com o uso de definições de tipo, o patch RT pode mag-Converta quase todos os spin_locks em mu- tex e deixe outros spin_locks sozinhos.</text:p>
      <text:p text:style-name="P8"><text:line-break/>5 <text:bookmark text:name="result_box16"/>os cabeçalhos são criados para realmente facilitar o código por não tem que descobrir se uma função spin_lock é para um mutex ou um loop ocupado. Os arquivos de cabeçalho, por demais, são bastante complexas. Para tornar mais fácil a sub- stand, não vou mostrar as macros reais que compõem a função spin_lock, mas, em vez disso, vou mostrar o que parece ser avaliado um pouco.<text:line-break/>#define spin_lock (lock) se (TYPE_EQUAL ((bloqueio), raw_spinlock_t)) __spin_lock (lock); senão se (TYPE_EQUAL ((lock), spinlock_t)) _spin_lock (lock); else __bad_spinlock_type ();<text:line-break/>O TYPE_EQUAL é definido como __builtin_types_ compatible_p (typeof (bloqueio), tipo *) que é<text:line-break/>um comando interno gcc que lida com a condição em tempo de compilação. A função __bad_spinlock_type não está realmente definido, se algo diferente de um spin- lock_t ou raw_spinlock_t é passado para um spin_lock func- O compilador reclamará. O __spin_lock () 10 age como o spin_lock o <text:span text:style-name="T6">o</text:span>iginal função, e _spin_lock () 11 avalia o mu- tex, rt_spin_lock (), definido no kernel / rtmutex. c.<text:line-break/>The Spin Lock Maze<text:line-break/>Para evitar ter que tocar cada spin_lock no kernel, Ingo Molnar desenvolveu uma maneira de usar o último extensões para determinar se um spin_lock deve ser usado como um mutex, ou permanecer como um loop ocupado. 9 Existem lugares em o kernel que ainda deve manter um verdadeiro spin_lock, como <text:bookmark text:name="result_box17"/>o programador e a implementação de mutexes, mesmo. Quando um spin_lock deve permanecer um spin_lock O patch RT apenas precisa alterar o tipo de spin_lock de spinlock_t para raw_spinlock_t. Todas as chamadas reais da função spin_lock determinarão em tempo de compilação, qual tipo de spin_lock deve ser usado. Se o parâmetro da função spin_lock for do tipo<text:line-break/>spinlock_t tornará-se um mutex. Se um spin_lock O parâmetro da função é do tipo raw_spinlock_t<text:line-break/>Ele permanecerá um loop ocupado (assim como desativar a preempção). Olhando para os arquivos de cabeçalho do spinlock.h irá dirigir uma pessoa normal louca. As macros definidas nesses </text:p>
      <text:p text:style-name="P1"><text:bookmark text:name="result_box18"/>os cabeçalhos são criados para realmente facilitar o código ao não ter que descobrir se uma função spin_lock é para um mutex ou um loop ocupado. Os arquivos de cabeçalho, por demais, são bastante complexas. Para facilitar a compreensão, não vou mostrar as macros reais que compõem a função spin_lock, mas, em vez disso, vou mostrar o que parece ser avaliado um pouco.</text:p>
      <text:p text:style-name="P14"/>
      <text:p text:style-name="P1"><text:bookmark text:name="result_box21"/><text:soft-page-break/>O TYPE_EQUAL é definido como __builtin_types_ compatible_p (typeof (lock), type *), que é um comando interno gcc que lida com a condição no tempo de compilação. A função __bad_spinlock_type não está realmente definida, se algo diferente de um spin_t ou raw_spinlock_t for passado para uma função spin_lock, o compilador irá reclamar. O __spin_lock () 10 atua como a função spin_lock original e o _spin_lock () 11 avalia o mutex, rt_spin_lock (), definido em ernel / rtmutex.</text:p>
      <text:p text:style-name="P14"/>
      <text:p text:style-name="P3"><text:bookmark text:name="result_box22"/>6 Herança prioritária<text:line-break/>A latência mais devastadora que pode ocorrer em um RTOS é a inversão de prioridade ilimitada. Conforme mencionado anteriormente, a inversão de prioridade ocorre quando um thread de alta prioridade deve aguardar em um segmento de prioridade mais baixa antes que ele possa ser executado. Isso geralmente ocorre quando um recurso é compartilhado entre segmentos de alta e baixa prioridade e o segmento de alta prioridade precisa levar o recurso enquanto o segmento de prioridade baixa o mantém. A inversão de prioridade é natural e não pode ser completamente prevenida. O que devemos evitar é a inversão de prioridade ilimitada. Isso é quando um segmento de alta prioridade pode esperar uma quantidade indeterminada de tempo para o segmento de prioridade mais baixa para liberar o recurso. O exemplo clássico de inversão de prioridade ilimitada ocorre com três threads, cada um tendo uma prioridade diferente. Conforme mostrado na Figura 1, o uso da CPU de trê<text:bookmark text:name="result_box23"/><text:span text:style-name="T7">s tópicos</text:span>, A (prioridade mais alta) B (prioridade média) e C (prioridade mais baixa). O segmento C começa e mantém alguns bloquear e, em seguida, a rosca A acorda e prefira a rosca C. T<text:span text:style-name="T7">ópico </text:span>A tenta pegar um recurso que é mantido por <text:span text:style-name="T7">tópicos </text:span>C e está bloqueado. O segmento C continua, mas é mais tarde pré- empurrado pelo fio B antes do fio C, poderia liberar a re-fonte em que o segmento A está bloqueado. O segmento B é maior prioridade do segmento C mas menor prioridade do que <text:span text:style-name="T7">tópicos </text:span>A. Preempting thread C é, na essência, preempt-<text:line-break/>thread. Como não temos idéia de quanto tempo o segmento B será executado, o segmento A agora está bloqueado por um indeterminado quantidade de tempo. Isto é o que é conhecido como ilimitado inversão de prioridade. Existem diferentes abordagens para prevenir a não limitação inversão de prioridade. Uma maneira é simplesmente por design. Isso é para controlar cuidadosamente quais recursos são compartilhados como bem como quais threads podem ser executados em determinados momentos. Isto é geralmente é viável por sistemas pequenos que podem ser com-Completamente auditado por threads que se comportam mal. O Linux ker-<text:line-break/>nel é muito grande e complexo para essa abordagem. A-outra abordagem é o teto prioritário [3], onde cada refonte (bloqueio) conhece o segmento de prioridade mais alta que irá adquira-o. Quando um tópico leva um recurso, é aumentou a prioridade desse recurso enquanto <text:bookmark text:name="result_box25"/>Ele possui o recurso. Isso evita qualquer outro segmento que poderia adquirir esse recurso de antecipação a isso fio. Uma <text:soft-page-break/>vez que praticamente qualquer recurso ou bloqueio no O kernel do Linux pode ser tomado por qualquer thread, você pode como Bem, apenas mantenha a preempção fora enquanto um recurso é mantido. Isso inclui bloqueios para dormir (mutex) também. O que o patch RT implementa é </text:p>
      <text:p text:style-name="P3"/>
      <text:p text:style-name="P9"><text:span text:style-name="T7">6.Herança Prioritária<text:line-break/>(PI). Esta abordagem está bem com grandes projetos, al embora geralmente seja criticado que os algoritmos para imPI PI é muito complexo e propenso a erros. PI algorithms amadureceu e é mais fácil auditar o PI algoritmo do que o kernel inteiro. A idéia básica de PI é que quando um segmento bloqueia um recurso que é propriedade por uma thread de prioridade mais baixa, o segmento de prioridade inferior herdar a prioridade do fio bloqueado. Desta forma o thread de prioridade inferior não pode ser antecipado por tópicos que são de menor prioridade do que o segmento bloqueado. FIGure 2 mostra a mesma situação que a Figura 1, mas desta vez com PI implementado.<text:line-break/>O algoritmo de herança de prioridade usado pelo patch RT é de fato complexo, mas foi testado vigorosamente e usado em ambientes de produção. Para uma explicação detalhada Nação do projeto do algoritmo PI usado não apenas </text:span><text:bookmark text:name="result_box26"/><text:span text:style-name="T7">por <text:s/>o patch RT, mas também o kernel IP principal atual </text:span></text:p>
      <text:p text:style-name="P10"><text:span text:style-name="T8">f</text:span>utex, veja a documentação da fonte do kernel [9].</text:p>
      <text:p text:style-name="P10"><text:line-break/>7 O que é bom para RT é bom para o Kernel<text:line-break/>O problema com as implementações anteriores da RT aceito no mainline Linux, era demais.<text:line-break/>feito independentemente do desenvolvimento do mainline, ou foi focado estritamente no mercado RT de nicho. Intru Foram feitas mudanças contínuas ao longo do kernel de maneiras que não eram aceitáveis ​​pela maioria da manutenção do kernel - ers. Finalmente, um dia Ingo Molnar percebeu os benefícios da RT e começou a desenvolver um pequeno projeto que incorporar métodos de RT no kernel do Linux. Molnar, sendo um mantenedor de kernel, poderia olhar para RT de um ponto de vista geral, e não apenas do de um nicho mercado. Sua abordagem não era forçar o kernel do Linux<text:line-break/>para o mundo RT, mas sim trazer as partes benéficas do mundo RT ao Linux.<text:line-break/>Um dos maiores problemas da época (2004) foi esse Bloqueio desagradável que estava em todo o kernel do Linux. Este O bloqueio é conhecido como Big Kernel Lock (BKL). O BKL foi introduzido no Linux como a primeira tentativa de trazer Linux para o ambiente multiprocessador. O BLK protegeria acessos simultâneos de seções críticas de threads que funcionam em CPUs separadas. O BKL foi apenas um grande bloqueio para proteger tudo. Desde então, spin_locks foram introduzidos para separar não relacionados seções críticas. Mas ainda há grandes porções de<text:line-break/>Código Linux que ainda está protegido pelo BKL. O BKL era um spin_lock que era grande e intrusivo, <text:bookmark text:name="result_box28"/>e causaria grandes latências. Não só era um spin- no lock, mas também foi recursivo. 12 Também teve a característica não-intuitiva que um processo que contém um BKL é permitido <text:soft-page-break/>dormir voluntariamente. Os bloqueios de rotação podem causar sistemas para bloquear se um segmento fosse para dormir enquanto espera um, mas o BKL foi especial, na medida em que o programador liberou magicamente o BKL, e iria readquirir o bloqueie quando o segmento é retomado. Molnar desenvolveu uma maneira de prevenir esse bloqueio [6]. Ele alterou o BKL de um bloqueio de rotação para um mutex. Para preservar a mesma semântica, o BKL seria re- alugado se a linha for agendada voluntariamente, mas não quando o fio foi antecipado. Permitir que os tópicos sejam Preempted enquanto segurando o BKL reduziu bastante o agendando latências do kernel.</text:p>
      <text:p text:style-name="P1"/>
      <text:p text:style-name="P1"><text:bookmark text:name="result_box29"/>7.1 Morte do Semáforo<text:line-break/>Semaphores são primitivas poderosas que permitem que um ou mais threads acessem um recurso. O engraçado é que eles eram raramente usados ​​para múltiplos acessos. A maioria do tempo que eles são usados ​​para manter a exclusão mútua em um recurso ou para coordenar dois ou mais tópicos. Para a coordenação, um fio desceu (bloquear) um semáforo e depois aguarde. 13 Algum outro tópico, depois de completar alguma tarefa, iria desbloquear o semáforo para permitir que os tópicos de espera conhecessem a tarefa. <text:line-break/>Este último pode ser substituído por uma conclusão [4]. Uma conclusão é uma primitiva que tem como objetivo notificar um ou mais tópicos quando outro tópico tem completou um evento. O uso de semáforos para este fim agora é obsoleto e deve ser substituído por compleções.</text:p>
      <text:p text:style-name="P1"><text:bookmark text:name="result_box30"/>Não havia nada disponível no kernel mainline para substituir o semáforo por um único bloqueio de exclusão mútua. A capacidade de um semáforo para lidar com o caso de vários segmentos de acesso a um recurso produz uma sobrecarga quando apenas age como um mutex. Na maioria das vezes, esta sobrecarga é desnecessária. Molnar implementou uma nova primitiva para o kernel chamado mutex. O design mais simples do mutex torna muito mais limpo e um pouco mais rápido do que um</text:p>
      <text:p text:style-name="P4"><text:bookmark text:name="result_box31"/>semáforo. Um mutex só permite um acesso de linha simples para uma seção crítica, por isso é mais simples de implementar e mais rápido que um semáforo. Então, a adição do mutex para o kernel mainline foi um benefício para todos. Mas Molnar teve outro motivo para implementar o mutex (que A maioria das pessoas poderia ter adivinhado). Semáforos, com a propriedade de permitir mais do que um segmento em uma seção crítica, não tem conceito de um dono. Na verdade, um segmento pode mesmo liberar um semáfor o enquanto outro fio o adquire. 14 A Semáforo nunca está ligado a um fio. Um mutex, no Por outro lado, sempre tem um relacionamento um-para-um com um thread quando bloqueado. O mutex pode ser de propriedade de um, e apenas um, discussão por vez. Esta é a chave para o RT kernel, pois é um dos requisitos do algoritmo PI. Ou seja, um bloqueio pode ter um, e apenas um, proprietário. Este garante que uma cadeia de herança prioritária permaneça única caminho, e não se ramifica com vários proprietários de bloqueio precisando herdar <text:soft-page-break/>uma prioridade de um fio de espera.<text:line-break/></text:p>
      <text:p text:style-name="P11"><text:bookmark text:name="result_box32"/>7.2 O caminho para a RT<text:line-break/>Cada versão do mainline inclui mais código do patch RT. Algumas das mudanças são simplesmente limpeza e correção para condições de corrida. Um RTOS em um único sistema de CPU expõe condições de corrida muito mais fáceis do que um sistema SMP de 8 vias. As janelas de corrida são maiores devido ao modelo de agendamento preemptivo. Embora as condições de corrida sejam mais fáceis de serem expostas em um kernel RT, essas mesmas condições de corrida ainda existem no kernel do mainline em execução em um sistema SMP. Houve argumentos de que algumas das condições de corrida fixas nunca foram relatadas, então elas provavelmente nunca ocorreram. Mais provável, essas condições de corrida tiveram algum servidor em algum lugar, mas como a janela de corrida é pequena, o acidente é difícil de reproduzir. O acidente teria sido considerado um anomalia e ignorada. Com o patch RT que expor erros raros e os mantenedores do patch RT enviando correções, o kernel do mainline tornou-se mais estável com menos desses acidentes aparentemente improdutivos. Além de limpeza e correção de bugs, várias características principais já foram incorporadas no ainline núcleo.</text:p>
      <text:p text:style-name="P11"><text:bookmark text:name="result_box33"/>gettimeofday (2.6.18) - John Stultz redesign da infra-estrutura temporal.<text:line-break/>14 em o caso das conclusões.</text:p>
      <text:p text:style-name="P11"><text:line-break/>• Temporizadores de alta resolução Pt. 1 (2.6.16) - separação de Thomas Gleixner de temporizadores dos tempos limite.<text:line-break/>• Temporizadores de alta resolução Pt. 2 (2.6.21) - mudança de Thomas Gleixner para a resolução do temporizador.</text:p>
      <text:p text:style-name="P11"><text:line-break/>Agora, a resolução do evento do relógio não está mais vinculado a jiffies, mas ao sublinhado<text:line-break/>próprio hardware. Um dos principais recursos para incorporar o patch RT na linha principal é PI. Linus Torvalds afirmou anteriormente que ele nunca permitiria que PI fosse incorporada ao Linux. O algoritmo PI usado pelo patch RT também pode ser usado por aplicativos do usuário. O Linux implementa um mutex de usuário que pode criar, adquirir e liberar o bloqueio mutex completamente no espaço do usuário. Este tipo de mutex é conhecido como futex (mutex rápido) [1]. O futex só entra no kernel na disputa. As aplicações de usuários de RT exigem que o futex também implemente PI e isso é melhor feito dentro do kernel. Torvalds permitiu que o algoritmo PI fosse incorporado no Linux (2.6.18), mas apenas para o uso com futexes. Felizmente, o algoritmo PI principal que o transformou em kernel Linux principal é o mesmo algoritmo que é usado pelo patch RT. Esta é a <text:soft-page-break/>chave para obter o resto do patch RT upstream e também aproxima o patch RT do mainline e facilita a manutenção do patch RT.</text:p>
      <text:p text:style-name="P11"/>
      <text:p text:style-name="P11"><text:bookmark text:name="result_box34"/>8RT é a arma para se atirar com</text:p>
      <text:p text:style-name="P11"><text:line-break/>O patch RT é tudo sobre determinismo e poderpara ter o controle total do kernel. Mas, como sendo root, Quanto mais poder você dá ao usuário, mais provável eles vai se destruir com ele. Um erro comum para Novice RT desenvolvedores de aplicativos está escrevendo código como Os seguintes:<text:line-break/>x = 0;<text:line-break/>/ * Deixe outro conjunto de threads x * /<text:line-break/>enquanto (! x)<text:line-break/>sched_yield ();<text:line-break/>Executando o acima com a maior prioridade em um<text:line-break/>RTOS e perguntando-se por que o sistema congela de repente.2007 Linux Symposium, Volume Dois • 169</text:p>
      <text:p text:style-name="P11"/>
      <text:p text:style-name="P11"/>
      <text:p text:style-name="P1"/>
      <text:p text:style-name="P14"/>
      <text:p text:style-name="P14"/>
      <text:section text:style-name="Sect1" text:name="gt-res-content">
        <text:section text:style-name="Sect2" text:name="gt-res-dir-ctr">
          <text:p text:style-name="P6"/>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15:11:45.884533884</meta:creation-date>
    <dc:date>2017-12-29T20:19:43.461000000</dc:date>
    <meta:editing-duration>PT4H34M46S</meta:editing-duration>
    <meta:editing-cycles>21</meta:editing-cycles>
    <meta:generator>LibreOffice/5.1.1.3$Windows_X86_64 LibreOffice_project/89f508ef3ecebd2cfb8e1def0f0ba9a803b88a6d</meta:generator>
    <meta:document-statistic meta:table-count="0" meta:image-count="0" meta:object-count="0" meta:page-count="12" meta:paragraph-count="34" meta:word-count="4904" meta:character-count="29709" meta:non-whitespace-character-count="24806"/>
  </office:meta>
</office:document-meta>
</file>